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469e73"/>
    </style:style>
    <style:style style:name="P44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3f7a47" officeooo:paragraph-rsid="0046e4b3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8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75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77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49868d" officeooo:paragraph-rsid="004a7bf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b7e53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469e73"/>
    </style:style>
    <style:style style:name="T25" style:family="text">
      <style:text-properties officeooo:rsid="0046e4b3"/>
    </style:style>
    <style:style style:name="T26" style:family="text">
      <style:text-properties officeooo:rsid="00486edb"/>
    </style:style>
    <style:style style:name="T27" style:family="text">
      <style:text-properties officeooo:rsid="004a7bfc"/>
    </style:style>
    <style:style style:name="T28" style:family="text">
      <style:text-properties officeooo:rsid="004b7e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2"/>
      <text:p text:style-name="P12">Presentació assignatura</text:p>
      <text:p text:style-name="P21">Comentem web assignatura</text:p>
      <text:p text:style-name="P30">Comentem unitats </text:p>
      <text:list xml:id="list3271679200712137773" text:style-name="L1">
        <text:list-item>
          <text:p text:style-name="P52"><text:a xlink:type="simple" xlink:href="https://paulinoposada.github.io/web_e/web_e_2425/documents/apunts/unitat_1_ley_ohm/e_apunts_ud_1_1_gs.pdf">1.1 Circuit elèctric</text:a></text:p>
        </text:list-item>
        <text:list-item>
          <text:p text:style-name="P52"><text:a xlink:type="simple" xlink:href="https://paulinoposada.github.io/web_e/web_e_2425/documents/apunts/unitat_1_ley_ohm/e_apunts_ud_1_2_gs.pdf">1.2 Llei d'ohm</text:a></text:p>
        </text:list-item>
        <text:list-item>
          <text:p text:style-name="P52"><text:a xlink:type="simple" xlink:href="https://paulinoposada.github.io/web_e/web_e_2425/documents/apunts/unitat_2_seguridad/e_apunts_ud_2_1_gs.pdf">2 Seguretat</text:a></text:p>
        </text:list-item>
        <text:list-item>
          <text:p text:style-name="P52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5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1"/>
      <text:p text:style-name="P21"/>
      <text:p text:style-name="P3">Di<text:span text:style-name="T3">jous</text:span><text:tab/><text:tab/><text:tab/><text:tab/>2<text:span text:style-name="T3">6</text:span>/09/2<text:span text:style-name="T1">4</text:span></text:p>
      <text:p text:style-name="P13"/>
      <text:p text:style-name="P22">Comentem </text:p>
      <text:list xml:id="list321301353414747398" text:style-name="L2">
        <text:list-item>
          <text:p text:style-name="P5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69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5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1"/>
      <text:p text:style-name="P31"/>
      <text:p text:style-name="P4">Di<text:span text:style-name="T5">vendres</text:span><text:tab/><text:tab/><text:tab/>2<text:span text:style-name="T5">7</text:span>/09/2<text:span text:style-name="T1">4</text:span></text:p>
      <text:p text:style-name="P14"/>
      <text:p text:style-name="P23">Comentem </text:p>
      <text:list xml:id="list173418019158187" text:continue-numbering="true" text:style-name="L2">
        <text:list-item>
          <text:p text:style-name="P5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4"/>
      <text:p text:style-name="P32">Comentem <text:s/></text:p>
      <text:list xml:id="list173416201384008" text:continue-list="list3271679200712137773" text:style-name="L1">
        <text:list-item>
          <text:p text:style-name="P5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57">Programa de simulació Cade Simu</text:p>
        </text:list-item>
      </text:list>
      <text:p text:style-name="P23"/>
      <text:p text:style-name="P23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4"/>
      <text:p text:style-name="P23">Comentem </text:p>
      <text:list xml:id="list2205074050588884893" text:style-name="L3">
        <text:list-item>
          <text:p text:style-name="P6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70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70">Baixem al taller i comentem connexió font d'alimentació de PC que utilitzarem per les pràctiques de cc.</text:p>
          <text:p text:style-name="P71"><text:s/></text:p>
        </text:list-item>
      </text:list>
      <text:p text:style-name="P32"/>
      <text:p text:style-name="P32"/>
      <text:p text:style-name="P48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4"/>
      <text:p text:style-name="P23">Comentem </text:p>
      <text:list xml:id="list173417830347725" text:continue-numbering="true" text:style-name="L3">
        <text:list-item>
          <text:p text:style-name="P78">Baixem al taller i feim practiques amb circuits pont.</text:p>
        </text:list-item>
      </text:list>
      <text:p text:style-name="P38"/>
      <text:p text:style-name="P38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5"/>
      <text:p text:style-name="P33">Comentem <text:s/></text:p>
      <text:list xml:id="list173418102374519" text:continue-list="list173416201384008" text:style-name="L1">
        <text:list-item>
          <text:p text:style-name="P5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58"/>
        </text:list-item>
      </text:list>
      <text:p text:style-name="P24"/>
      <text:p text:style-name="P24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5"/>
      <text:p text:style-name="P24">Comentem </text:p>
      <text:list xml:id="list8541424784249780757" text:style-name="L4">
        <text:list-item>
          <text:p text:style-name="P79">Comentem pràctica Wheatstone amb dos diodes, corrent per la diagonal en els següents casos: </text:p>
          <text:p text:style-name="P79">cas 1: potenciòmetre a màxima resistència </text:p>
          <text:p text:style-name="P79">cas 2: potenciòmetre a resistència igual a R3</text:p>
          <text:p text:style-name="P79">cas 3: potenciòmetrea a mínima resistència</text:p>
        </text:list-item>
        <text:list-item>
          <text:p text:style-name="P65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79"/>
          <text:p text:style-name="P72"><text:s/></text:p>
        </text:list-item>
      </text:list>
      <text:p text:style-name="P33"/>
      <text:p text:style-name="P3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5"/>
      <text:p text:style-name="P24">Comentem </text:p>
      <text:list xml:id="list173418047295413" text:continue-numbering="true" text:style-name="L4">
        <text:list-item>
          <text:p text:style-name="P65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39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6"/>
      <text:p text:style-name="P34">Comentem <text:s/></text:p>
      <text:list xml:id="list173416959515384" text:continue-list="list173418102374519" text:style-name="L1">
        <text:list-item>
          <text:p text:style-name="P5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59"/>
        </text:list-item>
      </text:list>
      <text:p text:style-name="P25"/>
      <text:p text:style-name="P25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6"/>
      <text:p text:style-name="P25">Comentem </text:p>
      <text:list xml:id="list8531948008260967198" text:style-name="L5">
        <text:list-item>
          <text:p text:style-name="P81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81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80"/>
          <text:p text:style-name="P73"><text:s/></text:p>
        </text:list-item>
      </text:list>
      <text:p text:style-name="P34"/>
      <text:p text:style-name="P34"/>
      <text:p text:style-name="P6"/>
      <text:p text:style-name="P49">Di<text:span text:style-name="T5">vendres</text:span><text:tab/><text:tab/><text:tab/><text:span text:style-name="T8">18</text:span>/<text:span text:style-name="T6">10</text:span>/2<text:span text:style-name="T1">4</text:span></text:p>
      <text:p text:style-name="P16"/>
      <text:p text:style-name="P25">Comentem </text:p>
      <text:list xml:id="list173417804206863" text:continue-numbering="true" text:style-name="L5">
        <text:list-item>
          <text:p text:style-name="P84">Comentem <text:a xlink:type="simple" xlink:href="https://paulinoposada.github.io/web_e/web_e_2425/documents/ta.pdf">tasca 5</text:a>.</text:p>
        </text:list-item>
        <text:list-item>
          <text:p text:style-name="P82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0"/>
      <text:p text:style-name="P4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7"/>
      <text:p text:style-name="P35">Comentem <text:s/></text:p>
      <text:list xml:id="list173417818157616" text:continue-list="list173416959515384" text:style-name="L1">
        <text:list-item>
          <text:p text:style-name="P83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60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0"/>
        </text:list-item>
      </text:list>
      <text:p text:style-name="P26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6"/>
      <text:list xml:id="list6114743108474020368" text:style-name="L6">
        <text:list-item>
          <text:p text:style-name="P6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74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43"><text:span text:style-name="T18">Comencem a comentar apartat 1.2 </text:span><text:span text:style-name="T23">La derivada y ejemplos de tensiones variables </text:span><text:span text:style-name="T24">(fins pàg. 13)</text:span></text:p>
      <text:p text:style-name="P45">Comentem exercici 1.2-1</text:p>
      <text:p text:style-name="P44"/>
      <text:p text:style-name="P44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18"/>
      <text:p text:style-name="P36">Comentem <text:s/></text:p>
      <text:list xml:id="list173416367695220" text:continue-list="list173417818157616" text:style-name="L1">
        <text:list-item>
          <text:p text:style-name="P85">Treball autònom 9</text:p>
        </text:list-item>
        <text:list-item>
          <text:p text:style-name="P88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23">La derivada y ejemplos de tensiones variables</text:span></text:p>
        </text:list-item>
        <text:list-item>
          <text:p text:style-name="P6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1"/>
        </text:list-item>
      </text:list>
      <text:p text:style-name="P27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1"/>
      <text:p text:style-name="P41">Lliure triat pel centre</text:p>
      <text:list xml:id="list1144988926638069467" text:style-name="L7">
        <text:list-header>
          <text:p text:style-name="P75"><text:s/></text:p>
        </text:list-header>
      </text:list>
      <text:p text:style-name="P9">Di<text:span text:style-name="T5">vendres</text:span><text:tab/><text:tab/><text:tab/><text:span text:style-name="T25">01</text:span>/<text:span text:style-name="T6">11</text:span>/2<text:span text:style-name="T1">4</text:span></text:p>
      <text:p text:style-name="P9"/>
      <text:p text:style-name="P41">Tots Sants</text:p>
      <text:p text:style-name="P9"/>
      <text:p text:style-name="P46"/>
      <text:p text:style-name="P50">Di<text:span text:style-name="T2">mecres</text:span><text:tab/><text:tab/><text:tab/><text:span text:style-name="T26">06</text:span>/<text:span text:style-name="T5">11</text:span>/2<text:span text:style-name="T1">4</text:span></text:p>
      <text:p text:style-name="P19"/>
      <text:p text:style-name="P42"><text:a xlink:type="simple" xlink:href="https://paulinoposada.github.io/web_e/web_e_2425/documents/examens/241106_ome_map33a_examen_sol.pdf">Examen</text:a></text:p>
      <text:list xml:id="list173418358263453" text:continue-list="list173416367695220" text:style-name="L1">
        <text:list-header>
          <text:p text:style-name="P62"/>
        </text:list-header>
      </text:list>
      <text:p text:style-name="P28"/>
      <text:p text:style-name="P10">Di<text:span text:style-name="T3">jous</text:span><text:tab/><text:tab/><text:tab/><text:tab/><text:span text:style-name="T26">07</text:span>/<text:span text:style-name="T6">11</text:span>/2<text:span text:style-name="T1">4</text:span></text:p>
      <text:p text:style-name="P28"/>
      <text:list xml:id="list1139201697890285517" text:style-name="L8">
        <text:list-item>
          <text:p text:style-name="P67"><text:span text:style-name="T26">Comentem solució de l'</text:span><text:a xlink:type="simple" xlink:href="https://paulinoposada.github.io/web_e/web_e_2425/documents/examens/241106_ome_map33a_examen_sol.pdf"><text:span text:style-name="T26">examen</text:span></text:a><text:span text:style-name="T26">.</text:span></text:p>
          <text:p text:style-name="P76"><text:s/></text:p>
        </text:list-item>
      </text:list>
      <text:p text:style-name="P10">Di<text:span text:style-name="T5">vendres</text:span><text:tab/><text:tab/><text:tab/><text:span text:style-name="T26">08</text:span>/<text:span text:style-name="T6">11</text:span>/2<text:span text:style-name="T1">4</text:span></text:p>
      <text:p text:style-name="P10"/>
      <text:p text:style-name="P47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47"/>
      <text:p text:style-name="P51">Di<text:span text:style-name="T2">mecres</text:span><text:tab/><text:tab/><text:tab/><text:span text:style-name="T27">13</text:span>/<text:span text:style-name="T5">11</text:span>/2<text:span text:style-name="T1">4</text:span></text:p>
      <text:p text:style-name="P20"/>
      <text:p text:style-name="P87"><text:span text:style-name="T28">Comentar treball </text:span><text:a xlink:type="simple" xlink:href="https://paulinoposada.github.io/web_e/web_e_2425/documents/ta/ta_09.pdf"><text:span text:style-name="T28">autonom 9</text:span></text:a><text:span text:style-name="T28">.</text:span></text:p>
      <text:list xml:id="list173417286286964" text:continue-list="list173418358263453" text:style-name="L1">
        <text:list-header>
          <text:p text:style-name="P63"/>
        </text:list-header>
      </text:list>
      <text:p text:style-name="P29"/>
      <text:p text:style-name="P11">Di<text:span text:style-name="T3">jous</text:span><text:tab/><text:tab/><text:tab/><text:tab/><text:span text:style-name="T27">14</text:span>/<text:span text:style-name="T6">11</text:span>/2<text:span text:style-name="T1">4</text:span></text:p>
      <text:p text:style-name="P29"/>
      <text:list xml:id="list648732342809107691" text:style-name="L9">
        <text:list-header>
          <text:p text:style-name="P68"/>
          <text:p text:style-name="P77"><text:s/></text:p>
        </text:list-header>
      </text:list>
      <text:p text:style-name="P11">Di<text:span text:style-name="T5">vendres</text:span><text:tab/><text:tab/><text:tab/><text:span text:style-name="T27">15</text:span>/<text:span text:style-name="T6">11</text:span>/2<text:span text:style-name="T1">4</text:span></text:p>
      <text:p text:style-name="P11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1T17:34:16.117961191</dc:date>
    <meta:editing-duration>PT1H31M21S</meta:editing-duration>
    <meta:editing-cycles>72</meta:editing-cycles>
    <meta:document-statistic meta:table-count="0" meta:image-count="0" meta:object-count="0" meta:page-count="5" meta:paragraph-count="99" meta:word-count="412" meta:character-count="2652" meta:non-whitespace-character-count="2281"/>
  </office:meta>
</office:document-meta>
</file>